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999999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3.407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ore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1" draw:id="id0" draw:style-name="a0" draw:name="Chart 1" svg:x="0.6in" svg:y="0.17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Chart 3" svg:x="0.34167in" svg:y="0.1833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3">
            <text:p>Sum of Monthly Sales</text:p>
          </table:table-cell>
          <table:table-cell table:style-name="ce1"/>
          <table:table-cell office:value-type="string" table:style-name="ce1">
            <text:p>Stor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Monthly Sale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East</text:p>
          </table:table-cell>
          <table:table-cell office:value-type="float" office:value="141" table:style-name="ce5">
            <text:p>141</text:p>
          </table:table-cell>
          <table:table-cell table:style-name="ce1"/>
          <table:table-cell office:value-type="string" table:style-name="ce1">
            <text:p>Store A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Apparel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North</text:p>
          </table:table-cell>
          <table:table-cell office:value-type="float" office:value="169" table:style-name="ce7">
            <text:p>169</text:p>
          </table:table-cell>
          <table:table-cell table:style-name="ce1"/>
          <table:table-cell office:value-type="string" table:style-name="ce1">
            <text:p>Store B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Electronics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th</text:p>
          </table:table-cell>
          <table:table-cell office:value-type="float" office:value="147" table:style-name="ce7">
            <text:p>147</text:p>
          </table:table-cell>
          <table:table-cell table:style-name="ce1"/>
          <table:table-cell office:value-type="string" table:style-name="ce1">
            <text:p>Store C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arel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West</text:p>
          </table:table-cell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Store D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593" table:style-name="ce9">
            <text:p>593</text:p>
          </table:table-cell>
          <table:table-cell table:style-name="ce1"/>
          <table:table-cell office:value-type="string" table:style-name="ce1">
            <text:p>Store E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Electronics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Store F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Apparel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Store G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Home Goods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Store H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Store I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Home Goods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Store J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arel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Store K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<text:s/>Store 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Category</text:p>
          </table:table-cell>
          <table:table-cell table:style-name="ce1"/>
          <table:table-cell office:value-type="string" table:style-name="ce1">
            <text:p>Sum of Monthly Sale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Apparel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">
            <text:p>Electronics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">
            <text:p>Home Goods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  <table:table table:name="Store_Summary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-pilot-tables>
        <table:data-pilot-table table:name="PivotTable2" table:target-range-address="Store_Data.A3:Store_Data.B8" table:show-filter-button="false" table:buttons="Store_Data.A3">
          <table:source-cell-range table:cell-range-address="Store_Data.B1:Store_Data.D13"/>
          <table:data-pilot-field table:source-field-name="Reg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ly 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hawn sandman</meta:initial-creator>
    <dc:creator>shawn sandman</dc:creator>
    <meta:creation-date>2026-03-27T19:18:18Z</meta:creation-date>
    <dc:date>2026-03-28T17:51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Monthly Sales By Region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East</text:p>
            </table:table-cell>
            <table:table-cell office:value-type="float" office:value="141"/>
          </table:table-row>
          <table:table-row>
            <table:table-cell office:value-type="string">
              <text:p>North</text:p>
            </table:table-cell>
            <table:table-cell office:value-type="float" office:value="169"/>
          </table:table-row>
          <table:table-row>
            <table:table-cell office:value-type="string">
              <text:p>South</text:p>
            </table:table-cell>
            <table:table-cell office:value-type="float" office:value="147"/>
          </table:table-row>
          <table:table-row>
            <table:table-cell office:value-type="string">
              <text:p>West</text:p>
            </table:table-cell>
            <table:table-cell office:value-type="float" office:value="13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196b2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tore Data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/>
          <chart:series chart:values-cell-range-address="Store_Data.$D$4:.$D$16" chart:class="chart:bar" chart:attached-axis="primary-y" chart:style-name="G0S0">
            <chart:data-label chart:style-name="DL00"/>
            <chart:data-point chart:repeated="13"/>
          </chart:series>
          <chart:series chart:values-cell-range-address="Store_Data.$E$4:.$E$16" chart:class="chart:bar" chart:attached-axis="primary-y" chart:style-name="G0S1">
            <chart:data-label chart:style-name="DL01"/>
            <chart:data-point chart:repeated="13"/>
          </chart:series>
          <chart:series chart:values-cell-range-address="Store_Data.$F$4:.$F$16" chart:class="chart:bar" chart:attached-axis="primary-y" chart:style-name="G0S2">
            <chart:data-label chart:style-name="DL02"/>
            <chart:data-point chart:repeated="13"/>
          </chart:series>
          <chart:series chart:values-cell-range-address="Store_Data.$G$4:.$G$16" chart:class="chart:bar" chart:attached-axis="primary-y" chart:style-name="G0S3">
            <chart:data-label chart:style-name="DL03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